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Awami Nastaliq OT:calt&amp;kern" svg:font-family="'Awami Nastaliq OT:calt&amp;kern'" style:font-adornments="Regular" style:font-pitch="variable"/>
    <style:font-face style:name="Awami Nastaliq OT:calt&amp;salt=1" svg:font-family="'Awami Nastaliq OT:calt&amp;salt=1'" style:font-pitch="variable"/>
    <style:font-face style:name="Awami Nastaliq OT:calt&amp;salt=11" svg:font-family="'Awami Nastaliq OT:calt&amp;salt=1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0pt" officeooo:rsid="001f63a9" officeooo:paragraph-rsid="001f63a9" style:font-size-asian="10pt" style:font-name-complex="Awami Nastaliq OT" style:font-size-complex="10pt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fac9f7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rsid="00fc0473" officeooo:paragraph-rsid="00fc0473" style:font-size-asian="36pt" style:font-name-complex="Awami Nastaliq OT" style:font-size-complex="36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style:font-size-asian="36pt" style:font-name-complex="Awami Nastaliq OT" style:font-size-complex="36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265894" style:font-size-asian="36pt" style:font-name-complex="Awami Nastaliq OT" style:font-size-complex="36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3387b0" style:font-size-asian="36pt" style:font-name-complex="Awami Nastaliq OT" style:font-size-complex="36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64867c" style:font-size-asian="36pt" style:font-name-complex="Awami Nastaliq OT" style:font-size-complex="36p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officeooo:rsid="005ddaa7" officeooo:paragraph-rsid="0062d1ee" style:font-name-complex="Awami Nastaliq O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officeooo:rsid="00658acd" officeooo:paragraph-rsid="00658acd" style:font-name-complex="Awami Nastaliq OT"/>
    </style:style>
    <style:style style:name="P1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2pt" officeooo:paragraph-rsid="0033a951" style:font-size-asian="32pt" style:font-name-complex="Awami Nastaliq OT" style:font-size-complex="32pt"/>
    </style:style>
    <style:style style:name="P1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 OT" fo:font-size="32pt" officeooo:rsid="006985a6" officeooo:paragraph-rsid="00ea4a32" style:font-size-asian="32pt" style:font-name-complex="Awami Nastaliq OT" style:font-size-complex="32pt"/>
    </style:style>
    <style:style style:name="P12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fo:color="#c9211e" loext:opacity="100%" style:font-name="Awami Nastaliq OT" fo:font-size="18pt" officeooo:rsid="006c19dd" officeooo:paragraph-rsid="006b3708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salt=11" fo:font-size="24pt" officeooo:rsid="00c872c2" officeooo:paragraph-rsid="00d4dbc2" fo:background-color="transparent" style:font-size-asian="24pt" style:font-name-complex="Awami Nastaliq OT:calt&amp;salt=1" style:font-size-complex="24pt"/>
    </style:style>
    <style:style style:name="P14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94ee48" fo:background-color="transparent" style:font-size-asian="24pt" style:font-name-complex="Awami Nastaliq OT" style:font-size-complex="24pt"/>
    </style:style>
    <style:style style:name="P15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da5fbf" fo:background-color="transparent" style:font-size-asian="24pt" style:font-name-complex="Awami Nastaliq OT" style:font-size-complex="24pt"/>
    </style:style>
    <style:style style:name="P16" style:family="paragraph" style:parent-style-name="Folk_20_Story_20_Body">
      <style:paragraph-properties fo:margin-left="0in" fo:margin-right="0in" fo:margin-top="0in" fo:margin-bottom="0.1665in" style:contextual-spacing="false" fo:line-height="115%" fo:text-align="end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c2d3c4" fo:background-color="transparent" style:font-size-asian="24pt" style:font-name-complex="Awami Nastaliq OT" style:font-size-complex="24pt"/>
    </style:style>
    <style:style style:name="P17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a89a30" officeooo:paragraph-rsid="00d097bb" fo:background-color="transparent" style:font-size-asian="24pt" style:font-name-complex="Awami Nastaliq OT" style:font-size-complex="24pt"/>
    </style:style>
    <style:style style:name="P18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e0ba05" fo:background-color="transparent" style:font-size-asian="24pt" style:font-name-complex="Awami Nastaliq OT" style:font-size-complex="24pt"/>
    </style:style>
    <style:style style:name="P19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ddc1ba" officeooo:paragraph-rsid="00df9d61" fo:background-color="transparent" style:font-size-asian="24pt" style:font-name-complex="Awami Nastaliq OT" style:font-size-complex="24pt"/>
    </style:style>
    <style:style style:name="P20" style:family="paragraph" style:parent-style-name="Preformatted_20_Text">
      <style:paragraph-properties fo:text-align="end" style:justify-single-word="false" style:writing-mode="rl-tb"/>
      <style:text-properties fo:font-size="15pt" officeooo:paragraph-rsid="00d367c9" style:font-size-asian="15pt" style:font-name-complex="Awami Nastaliq OT" style:font-size-complex="15pt"/>
    </style:style>
    <style:style style:name="P21" style:family="paragraph" style:parent-style-name="Preformatted_20_Text">
      <style:paragraph-properties fo:text-align="end" style:justify-single-word="false" style:writing-mode="rl-tb"/>
      <style:text-properties fo:font-size="15pt" officeooo:paragraph-rsid="00f72e71" style:font-size-asian="15pt" style:font-name-complex="Awami Nastaliq OT:calt&amp;salt=1" style:font-size-complex="15pt"/>
    </style:style>
    <style:style style:name="P22" style:family="paragraph" style:parent-style-name="Preformatted_20_Text">
      <style:paragraph-properties fo:text-align="end" style:justify-single-word="false" style:writing-mode="rl-tb"/>
      <style:text-properties style:font-name="Awami Nastaliq OT" fo:font-size="15pt" officeooo:paragraph-rsid="00f72e71" style:font-size-asian="15pt" style:font-name-complex="Awami Nastaliq OT" style:font-size-complex="15pt"/>
    </style:style>
    <style:style style:name="P23" style:family="paragraph" style:parent-style-name="Preformatted_20_Text">
      <style:paragraph-properties fo:text-align="start" style:justify-single-word="false" style:writing-mode="lr-tb"/>
      <style:text-properties style:font-name="Awami Nastaliq OT" fo:font-size="15pt" officeooo:rsid="00f72e71" officeooo:paragraph-rsid="00f72e71" style:font-size-asian="15pt" style:font-name-complex="Awami Nastaliq OT" style:font-size-complex="15pt"/>
    </style:style>
    <style:style style:name="P24" style:family="paragraph" style:parent-style-name="Preformatted_20_Text">
      <style:paragraph-properties fo:text-align="end" style:justify-single-word="false" style:writing-mode="rl-tb"/>
      <style:text-properties style:use-window-font-color="true" loext:opacity="0%" style:font-name="Awami Nastaliq OT" fo:font-size="18pt" officeooo:rsid="00eb8894" officeooo:paragraph-rsid="00f39359" style:font-size-asian="18pt" style:font-name-complex="Awami Nastaliq OT" style:font-size-complex="18pt"/>
    </style:style>
    <style:style style:name="P25" style:family="paragraph" style:parent-style-name="Preformatted_20_Text">
      <style:paragraph-properties fo:text-align="end" style:justify-single-word="false" style:writing-mode="rl-tb"/>
      <style:text-properties style:use-window-font-color="true" loext:opacity="0%" style:font-name="Awami Nastaliq OT" fo:font-size="18pt" officeooo:rsid="00ebd98c" officeooo:paragraph-rsid="00ebd98c" style:font-size-asian="18pt" style:font-name-complex="Awami Nastaliq OT" style:font-size-complex="18pt"/>
    </style:style>
    <style:style style:name="T1" style:family="text">
      <style:text-properties officeooo:rsid="00fc91af"/>
    </style:style>
    <style:style style:name="T2" style:family="text">
      <style:text-properties officeooo:rsid="0028f0b4"/>
    </style:style>
    <style:style style:name="T3" style:family="text">
      <style:text-properties officeooo:rsid="00284b80"/>
    </style:style>
    <style:style style:name="T4" style:family="text">
      <style:text-properties officeooo:rsid="00265894"/>
    </style:style>
    <style:style style:name="T5" style:family="text">
      <style:text-properties officeooo:rsid="002c17ed"/>
    </style:style>
    <style:style style:name="T6" style:family="text">
      <style:text-properties officeooo:rsid="002fc3c4"/>
    </style:style>
    <style:style style:name="T7" style:family="text">
      <style:text-properties officeooo:rsid="00332578"/>
    </style:style>
    <style:style style:name="T8" style:family="text">
      <style:text-properties officeooo:rsid="003387b0"/>
    </style:style>
    <style:style style:name="T9" style:family="text">
      <style:text-properties officeooo:rsid="006f35d5"/>
    </style:style>
    <style:style style:name="T10" style:family="text">
      <style:text-properties officeooo:rsid="0064867c"/>
    </style:style>
    <style:style style:name="T11" style:family="text">
      <style:text-properties officeooo:rsid="0064d6b6"/>
    </style:style>
    <style:style style:name="T12" style:family="text">
      <style:text-properties style:use-window-font-color="true" loext:opacity="0%" fo:font-size="32pt" officeooo:rsid="005c3e5f" style:font-size-asian="32pt" style:font-size-complex="32pt"/>
    </style:style>
    <style:style style:name="T13" style:family="text">
      <style:text-properties style:use-window-font-color="true" loext:opacity="0%" fo:font-size="32pt" officeooo:rsid="005e8c7d" style:font-size-asian="32pt" style:font-size-complex="32pt"/>
    </style:style>
    <style:style style:name="T14" style:family="text">
      <style:text-properties style:use-window-font-color="true" loext:opacity="0%" fo:font-size="32pt" officeooo:rsid="00601aec" style:font-size-asian="32pt" style:font-size-complex="32pt"/>
    </style:style>
    <style:style style:name="T15" style:family="text">
      <style:text-properties style:use-window-font-color="true" loext:opacity="0%" fo:font-size="32pt" officeooo:rsid="006168f1" style:font-size-asian="32pt" style:font-size-complex="32pt"/>
    </style:style>
    <style:style style:name="T16" style:family="text">
      <style:text-properties style:use-window-font-color="true" loext:opacity="0%" fo:font-size="32pt" officeooo:rsid="0062d1ee" style:font-size-asian="32pt" style:font-size-complex="32pt"/>
    </style:style>
    <style:style style:name="T17" style:family="text">
      <style:text-properties fo:color="#1a7027" loext:opacity="100%" fo:font-size="32pt" style:font-size-asian="32pt" style:font-size-complex="32pt"/>
    </style:style>
    <style:style style:name="T18" style:family="text">
      <style:text-properties fo:color="#1a7027" loext:opacity="100%" fo:font-size="32pt" officeooo:rsid="0034d51e" style:font-size-asian="32pt" style:font-size-complex="32pt"/>
    </style:style>
    <style:style style:name="T19" style:family="text">
      <style:text-properties fo:color="#1a7027" loext:opacity="100%" officeooo:rsid="0033a951"/>
    </style:style>
    <style:style style:name="T20" style:family="text">
      <style:text-properties fo:color="#1a7027" loext:opacity="100%" officeooo:rsid="0066bf9a"/>
    </style:style>
    <style:style style:name="T21" style:family="text">
      <style:text-properties officeooo:rsid="0066bf9a"/>
    </style:style>
    <style:style style:name="T22" style:family="text">
      <style:text-properties officeooo:rsid="006a1c6f"/>
    </style:style>
    <style:style style:name="T23" style:family="text">
      <style:text-properties officeooo:rsid="00e9ab35"/>
    </style:style>
    <style:style style:name="T24" style:family="text">
      <style:text-properties officeooo:rsid="00ea5c73"/>
    </style:style>
    <style:style style:name="T25" style:family="text">
      <style:text-properties officeooo:rsid="00ea4a32"/>
    </style:style>
    <style:style style:name="T26" style:family="text">
      <style:text-properties officeooo:rsid="00c972e4"/>
    </style:style>
    <style:style style:name="T27" style:family="text">
      <style:text-properties officeooo:rsid="00d4dbc2"/>
    </style:style>
    <style:style style:name="T28" style:family="text">
      <style:text-properties officeooo:rsid="00cb2985"/>
    </style:style>
    <style:style style:name="T29" style:family="text">
      <style:text-properties officeooo:rsid="00cc603c"/>
    </style:style>
    <style:style style:name="T30" style:family="text">
      <style:text-properties officeooo:rsid="00ccd1fa"/>
    </style:style>
    <style:style style:name="T31" style:family="text">
      <style:text-properties officeooo:rsid="00cdf123"/>
    </style:style>
    <style:style style:name="T32" style:family="text">
      <style:text-properties officeooo:rsid="00ceb2c0"/>
    </style:style>
    <style:style style:name="T33" style:family="text">
      <style:text-properties officeooo:rsid="00d097bb"/>
    </style:style>
    <style:style style:name="T34" style:family="text">
      <style:text-properties officeooo:rsid="0078316c"/>
    </style:style>
    <style:style style:name="T35" style:family="text">
      <style:text-properties officeooo:rsid="00799044"/>
    </style:style>
    <style:style style:name="T36" style:family="text">
      <style:text-properties officeooo:rsid="007746cc"/>
    </style:style>
    <style:style style:name="T37" style:family="text">
      <style:text-properties officeooo:rsid="0078047c"/>
    </style:style>
    <style:style style:name="T38" style:family="text">
      <style:text-properties officeooo:rsid="0080a214"/>
    </style:style>
    <style:style style:name="T39" style:family="text">
      <style:text-properties officeooo:rsid="00aac442"/>
    </style:style>
    <style:style style:name="T40" style:family="text">
      <style:text-properties officeooo:rsid="0074e29a"/>
    </style:style>
    <style:style style:name="T41" style:family="text">
      <style:text-properties style:font-name="Awami Nastaliq OT" officeooo:rsid="00024582"/>
    </style:style>
    <style:style style:name="T42" style:family="text">
      <style:text-properties officeooo:rsid="0082f229"/>
    </style:style>
    <style:style style:name="T43" style:family="text">
      <style:text-properties officeooo:rsid="0084b53c"/>
    </style:style>
    <style:style style:name="T44" style:family="text">
      <style:text-properties officeooo:rsid="00b23414"/>
    </style:style>
    <style:style style:name="T45" style:family="text">
      <style:text-properties officeooo:rsid="00da5fbf"/>
    </style:style>
    <style:style style:name="T46" style:family="text">
      <style:text-properties officeooo:rsid="008ca633"/>
    </style:style>
    <style:style style:name="T47" style:family="text">
      <style:text-properties officeooo:rsid="00c2d3c4"/>
    </style:style>
    <style:style style:name="T48" style:family="text">
      <style:text-properties officeooo:rsid="00a08930"/>
    </style:style>
    <style:style style:name="T49" style:family="text">
      <style:text-properties officeooo:rsid="00a39b37"/>
    </style:style>
    <style:style style:name="T50" style:family="text">
      <style:text-properties officeooo:rsid="00a00990"/>
    </style:style>
    <style:style style:name="T51" style:family="text">
      <style:text-properties officeooo:rsid="00bf0cbb"/>
    </style:style>
    <style:style style:name="T52" style:family="text">
      <style:text-properties officeooo:rsid="00a59bfb"/>
    </style:style>
    <style:style style:name="T53" style:family="text">
      <style:text-properties officeooo:rsid="00a75c1f"/>
    </style:style>
    <style:style style:name="T54" style:family="text">
      <style:text-properties officeooo:rsid="00a92ecc"/>
    </style:style>
    <style:style style:name="T55" style:family="text">
      <style:text-properties officeooo:rsid="00a96347"/>
    </style:style>
    <style:style style:name="T56" style:family="text">
      <style:text-properties officeooo:rsid="00ad70fe"/>
    </style:style>
    <style:style style:name="T57" style:family="text">
      <style:text-properties officeooo:rsid="00ae8e96"/>
    </style:style>
    <style:style style:name="T58" style:family="text">
      <style:text-properties officeooo:rsid="00b2ac84"/>
    </style:style>
    <style:style style:name="T59" style:family="text">
      <style:text-properties officeooo:rsid="00d70b0a"/>
    </style:style>
    <style:style style:name="T60" style:family="text">
      <style:text-properties officeooo:rsid="00e83fca"/>
    </style:style>
    <style:style style:name="T61" style:family="text">
      <style:text-properties officeooo:rsid="00a89fdd"/>
    </style:style>
    <style:style style:name="T62" style:family="text">
      <style:text-properties officeooo:rsid="00b735e9"/>
    </style:style>
    <style:style style:name="T63" style:family="text">
      <style:text-properties officeooo:rsid="00c41e7e"/>
    </style:style>
    <style:style style:name="T64" style:family="text">
      <style:text-properties officeooo:rsid="00c6b902"/>
    </style:style>
    <style:style style:name="T65" style:family="text">
      <style:text-properties style:font-name="Awami Nastaliq OT" officeooo:rsid="00d097bb"/>
    </style:style>
    <style:style style:name="T66" style:family="text">
      <style:text-properties officeooo:rsid="00baabb5"/>
    </style:style>
    <style:style style:name="T67" style:family="text">
      <style:text-properties officeooo:rsid="00bc6599"/>
    </style:style>
    <style:style style:name="T68" style:family="text">
      <style:text-properties officeooo:rsid="00e23bf4"/>
    </style:style>
    <style:style style:name="T69" style:family="text">
      <style:text-properties officeooo:rsid="00e0ba05"/>
    </style:style>
    <style:style style:name="T70" style:family="text">
      <style:text-properties fo:font-family="'Awami Nastaliq'" style:font-pitch="variable" officeooo:rsid="0019a688" style:language-complex="ur" style:country-complex="PK"/>
    </style:style>
    <style:style style:name="T71" style:family="text">
      <style:text-properties officeooo:rsid="00ecdca9"/>
    </style:style>
    <style:style style:name="T72" style:family="text">
      <style:text-properties officeooo:rsid="00ee4d91"/>
    </style:style>
    <style:style style:name="T73" style:family="text">
      <style:text-properties officeooo:rsid="00efc773"/>
    </style:style>
    <style:style style:name="T74" style:family="text">
      <style:text-properties officeooo:rsid="00f96a93"/>
    </style:style>
    <style:style style:name="T75" style:family="text">
      <style:text-properties officeooo:rsid="00ebd98c"/>
    </style:style>
    <style:style style:name="T76" style:family="text">
      <style:text-properties officeooo:rsid="00f39359"/>
    </style:style>
    <style:style style:name="T77" style:family="text">
      <style:text-properties officeooo:rsid="00f478ef"/>
    </style:style>
    <style:style style:name="T78" style:family="text">
      <style:text-properties officeooo:rsid="00f56490"/>
    </style:style>
    <style:style style:name="T79" style:family="text">
      <style:text-properties officeooo:rsid="00f564e3"/>
    </style:style>
    <style:style style:name="T80" style:family="text">
      <style:text-properties officeooo:rsid="00f72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2">سے ٹھیس</text:p>
      <text:p text:style-name="P3">س <text:span text:style-name="T1">مہرا</text:span></text:p>
      <text:p text:style-name="P4">ش<text:span text:style-name="T2">َ</text:span>صبم <text:s/>شلضمش<text:span text:style-name="T3">َ</text:span> <text:s text:c="3"/>سقے <text:s/>بتجسے</text:p>
      <text:p text:style-name="P5">سفع<text:span text:style-name="T4">َ</text:span>و <text:s/>سفو بر جمر <text:s/>ثبتے <text:s text:c="4"/>سشِّسس</text:p>
      <text:p text:style-name="P6"><text:s text:c="2"/>لا <text:s/>قلا شُّ<text:span text:style-name="T5">ب </text:span><text:span text:style-name="T6">لٰشُم </text:span><text:span text:style-name="T7">لیٰ </text:span><text:span text:style-name="T8">مق</text:span><text:span text:style-name="T7">یٰ</text:span></text:p>
      <text:p text:style-name="P7"><text:span text:style-name="T9">غ</text:span>تٮٮبٮٮثٮ<text:span text:style-name="T9">س</text:span> <text:s/><text:span text:style-name="T10">ہہہ ۂۂۂ مشۃ <text:s/></text:span><text:span text:style-name="T11">سلٵ</text:span></text:p>
      <text:p text:style-name="P8"><text:span text:style-name="T12">ئئئ <text:s/></text:span><text:span text:style-name="T13">ێێێ <text:s/></text:span><text:span text:style-name="T14">یی <text:s/>ݵݵ</text:span><text:span text:style-name="T15">ݶ <text:s/></text:span><text:span text:style-name="T16">ېېې</text:span></text:p>
      <text:p text:style-name="P9"><text:soft-page-break/><text:span text:style-name="T17">ل</text:span><text:span text:style-name="T18">ټ</text:span><text:span text:style-name="T17">م فڼن</text:span></text:p>
      <text:p text:style-name="P10"><text:span text:style-name="T19">ڜل </text:span><text:span text:style-name="T20">کسنضق</text:span></text:p>
      <text:p text:style-name="P11"><text:span text:style-name="T21">ࣈ <text:s/></text:span>ࣈھ <text:s text:c="4"/><text:span text:style-name="T22">ش</text:span>ࣈھ <text:s/><text:span text:style-name="T22">ࣈسجخ <text:s/></text:span><text:span text:style-name="T23">ثبگا <text:s text:c="2"/>ثمگا <text:s/></text:span><text:span text:style-name="T22"><text:s/></text:span><text:span text:style-name="T24">ا</text:span><text:span text:style-name="T25">ت</text:span><text:span text:style-name="T23">ثب</text:span></text:p>
      <text:p text:style-name="P12"/>
      <text:p text:style-name="P13">حقوقج <text:s/>حقوق<text:span text:style-name="T26">جس <text:s text:c="2"/></text:span>حقوق<text:span text:style-name="T27">خس</text:span><text:span text:style-name="T26"> <text:s/></text:span>حقوق<text:span text:style-name="T28">س <text:s/></text:span><text:span text:style-name="T29">سربع <text:s/></text:span><text:span text:style-name="T30">سرنع <text:s/></text:span><text:span text:style-name="T31">سونع <text:s text:c="2"/></text:span><text:span text:style-name="T32">لہرب</text:span><text:span text:style-name="T33">ج</text:span></text:p>
      <text:p text:style-name="P14"><text:span text:style-name="T34">ا</text:span>پم<text:span text:style-name="T35">ش</text:span><text:span text:style-name="T34"> </text:span><text:s/><text:span text:style-name="T34">ا</text:span>جملو فہجش <text:span text:style-name="T36"><text:s/></text:span><text:span text:style-name="T37">غلپمش <text:s text:c="4"/></text:span><text:span text:style-name="T35"><text:s text:c="3"/></text:span>جملو<text:span text:style-name="T38">ن</text:span>م<text:span text:style-name="T35">ش <text:s text:c="4"/></text:span>جملو<text:span text:style-name="T39">ب</text:span>م<text:span text:style-name="T35">ش</text:span></text:p>
      <text:p text:style-name="P15"><text:span text:style-name="T40">ل</text:span>پمس <text:s/><text:span text:style-name="T36">ہپ </text:span><text:span text:style-name="T41">تھین</text:span><text:span text:style-name="T36"> <text:s text:c="2"/></text:span><text:span text:style-name="T42">ر</text:span><text:span text:style-name="T37">غلپمش <text:s text:c="4"/></text:span><text:span text:style-name="T43">ر</text:span><text:span text:style-name="T38">ن</text:span>م<text:span text:style-name="T35">ش <text:s/></text:span><text:span text:style-name="T42">ہر</text:span><text:span text:style-name="T37">غلپم</text:span><text:span text:style-name="T44">س <text:s/></text:span><text:span text:style-name="T45">بزتم <text:s text:c="2"/></text:span><text:span text:style-name="T44"><text:s/></text:span><text:span text:style-name="T45">برتم</text:span></text:p>
      <text:p text:style-name="P16"><text:soft-page-break/><text:span text:style-name="T42">ہر</text:span><text:span text:style-name="T37">غلپمش </text:span>جملو<text:span text:style-name="T38">ن</text:span>م<text:span text:style-name="T35">ش</text:span><text:span text:style-name="T37"> </text:span><text:span text:style-name="T46">رس رس </text:span><text:span text:style-name="T34">ا</text:span>جملو فہجش <text:span text:style-name="T35"><text:s/></text:span><text:span text:style-name="T47">شا</text:span><text:span text:style-name="T48">ن</text:span>م<text:span text:style-name="T35">ش</text:span> <text:span text:style-name="T49">س</text:span><text:span text:style-name="T50">اب</text:span>م<text:span text:style-name="T35">ش</text:span> <text:s/><text:span text:style-name="T49">ش</text:span><text:span text:style-name="T50">اپ</text:span>م<text:span text:style-name="T35">ش </text:span><text:span text:style-name="T51">کورنکاورنیکو</text:span><text:span text:style-name="T35"> </text:span><text:span text:style-name="T52">اچملو </text:span><text:span text:style-name="T53">ا</text:span><text:span text:style-name="T52">ڇ</text:span><text:span text:style-name="T53">ملو ا</text:span><text:span text:style-name="T54">خ</text:span><text:span text:style-name="T53">ملو <text:s/>ا</text:span><text:span text:style-name="T55">ج</text:span><text:span text:style-name="T53">ملو <text:s/></text:span><text:span text:style-name="T47">ش</text:span><text:span text:style-name="T56">د</text:span><text:span text:style-name="T57">س <text:s text:c="2"/></text:span><text:span text:style-name="T58">ہرط</text:span><text:span text:style-name="T37">لپم</text:span><text:span text:style-name="T44">س <text:s/></text:span><text:span text:style-name="T59">سزس </text:span><text:span text:style-name="T60">مہزس</text:span></text:p>
      <text:p text:style-name="P17"><text:span text:style-name="T61">ر</text:span>کصمش <text:span text:style-name="T61">رک <text:s/></text:span><text:span text:style-name="T62">طدس <text:s text:c="2"/></text:span><text:span text:style-name="T63">رگلو </text:span><text:span text:style-name="T64">ر </text:span><text:span text:style-name="T41">تھین <text:s text:c="3"/></text:span><text:span text:style-name="T65">ل</text:span><text:span text:style-name="T51">رنکاورنیکو</text:span></text:p>
      <text:p text:style-name="P18"><text:span text:style-name="T36">ہپ </text:span><text:span text:style-name="T39">ب</text:span>م<text:span text:style-name="T35">ش </text:span><text:span text:style-name="T58">ط</text:span><text:span text:style-name="T37">لپم</text:span><text:span text:style-name="T44">س <text:s/></text:span><text:span text:style-name="T34">ا</text:span>جملو فہجش <text:span text:style-name="T46">رس</text:span><text:span text:style-name="T66">‌ </text:span><text:span text:style-name="T62">طد</text:span><text:span text:style-name="T67">سل </text:span><text:span text:style-name="T48">ن</text:span>م<text:span text:style-name="T35">ش <text:s text:c="2"/></text:span><text:span text:style-name="T68">س</text:span><text:span text:style-name="T50">اپ</text:span>م<text:span text:style-name="T35">ش</text:span><text:span text:style-name="T69">مق</text:span></text:p>
      <text:p text:style-name="P19">رپی پح <text:s text:c="2"/><text:span text:style-name="T70">کھیربی <text:s/>یودپی </text:span></text:p>
      <text:p text:style-name="P20"><text:s text:c="4"/>دنیا دے سارے انسان ہکو ڄئے تے نہ مکڻ والے حقوق تے ازادیاں گھن تے پیدا تھیڈن ۔ اقوام متحدہ نے ہر کہیں دے حقوق دی حفاظت تے ودھارے دا جھنڈا اچار کھڻ دا ارادہ کیتا ہوے ۔ جیمبڑا اقوام متحدہ دے منشور دا حصہ ہے ۔ ایندے وچ انسانی عزت تے و قار، جیادی انسانی حقوق، عزت نفس اتے لوکاں دے یقین دا اقرار کیتا ڱے ۔</text:p>
      <text:p text:style-name="P20"/>
      <text:p text:style-name="P21"><text:s text:c="4"/>دنیا دے سارے انسان ہکو ڄئے تے نہ مکڻ والے حقوق تے ازادیاں گھن تے پیدا تھیڈن ۔ اقوام متحدہ نے ہر کہیں دے حقوق دی حفاظت تے ودھارے دا جھنڈا اچار کھڻ دا ارادہ کیتا ہوے ۔ جیمبڑا اقوام <text:soft-page-break/>متحدہ دے منشور دا حصہ ہے ۔ ایندے وچ انسانی عزت تے و قار، جیادی انسانی حقوق، عزت نفس اتے لوکاں دے یقین دا اقرار کیتا ڱے ۔</text:p>
      <text:p text:style-name="P22"/>
      <text:p text:style-name="P23">Compare nuqta shifts with kerning adjustments:</text:p>
      <text:p text:style-name="P24">ایہس <text:span text:style-name="T71">(200/100)</text:span> <text:s/>اپی<text:span text:style-name="T71">ہس</text:span> <text:s/><text:span text:style-name="T71">(100/200)</text:span> <text:s/>ا<text:span text:style-name="T72">ی</text:span>ینل <text:span text:style-name="T71">()</text:span> <text:s/>ابیل<text:span text:style-name="T73"> (100/100) <text:line-break/> </text:span>ا<text:span text:style-name="T73">پ</text:span>یل<text:span text:style-name="T73"> (100/</text:span><text:span text:style-name="T74">2</text:span><text:span text:style-name="T73">00)</text:span> <text:s/><text:span text:style-name="T75">پبر <text:s/></text:span><text:span text:style-name="T73">(0/100) <text:s/></text:span><text:span text:style-name="T76">ا</text:span><text:span text:style-name="T75">پ</text:span><text:span text:style-name="T76">یر (0/200)</text:span></text:p>
      <text:p text:style-name="P25">اییج <text:span text:style-name="T77">(300/</text:span><text:span text:style-name="T78">5</text:span><text:span text:style-name="T77">00)</text:span> <text:s/>اپیج <text:span text:style-name="T78">(500/600)</text:span> ایپج <text:span text:style-name="T78">(300/500)</text:span> <text:s/>اٻپڇ <text:span text:style-name="T78">(500/600)</text:span></text:p>
      <text:p text:style-name="P25">ایکف <text:s text:c="2"/>اپل <text:span text:style-name="T79">(100/0)</text:span> <text:s/>ایہف <text:span text:style-name="T79">(200/100)</text:span></text:p>
      <text:p text:style-name="P25">اڥھ <text:span text:style-name="T79">(200/400)</text:span> <text:s text:c="2"/>اڥخ <text:s/><text:span text:style-name="T79">(200/500)</text:span> <text:s/>اڥہس <text:span text:style-name="T79">(</text:span><text:span text:style-name="T80">100/300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Awami Nastaliq OT:calt&amp;kern" svg:font-family="'Awami Nastaliq OT:calt&amp;kern'" style:font-adornments="Regular" style:font-pitch="variable"/>
    <style:font-face style:name="Awami Nastaliq OT:calt&amp;salt=1" svg:font-family="'Awami Nastaliq OT:calt&amp;salt=1'" style:font-pitch="variable"/>
    <style:font-face style:name="Awami Nastaliq OT:calt&amp;salt=11" svg:font-family="'Awami Nastaliq OT:calt&amp;salt=1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8T12:59:55.143000000</meta:creation-date>
    <dc:date>2025-07-28T11:21:48.560058200</dc:date>
    <meta:editing-duration>P33DT3H29M33S</meta:editing-duration>
    <meta:editing-cycles>113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25" meta:word-count="277" meta:character-count="1494" meta:non-whitespace-character-count="1130"/>
  </office:meta>
</office:document-meta>
</file>